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80bf6" officeooo:paragraph-rsid="00080bf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80bf6" officeooo:paragraph-rsid="00080bf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80bf6" officeooo:paragraph-rsid="00080bf6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0a0282" officeooo:paragraph-rsid="00080bf6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f0e05" officeooo:paragraph-rsid="000f0e05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0282" style:font-weight-asian="normal" style:font-weight-complex="normal"/>
    </style:style>
    <style:style style:name="T3" style:family="text">
      <style:text-properties fo:font-weight="normal" officeooo:rsid="000ad31c" style:font-weight-asian="normal" style:font-weight-complex="normal"/>
    </style:style>
    <style:style style:name="T4" style:family="text">
      <style:text-properties fo:font-weight="normal" officeooo:rsid="000b5122" style:font-weight-asian="normal" style:font-weight-complex="normal"/>
    </style:style>
    <style:style style:name="T5" style:family="text">
      <style:text-properties fo:font-weight="normal" officeooo:rsid="000d5fd0" style:font-weight-asian="normal" style:font-weight-complex="normal"/>
    </style:style>
    <style:style style:name="T6" style:family="text">
      <style:text-properties fo:font-weight="normal" officeooo:rsid="000fa1ff" style:font-weight-asian="normal" style:font-weight-complex="normal"/>
    </style:style>
    <style:style style:name="T7" style:family="text">
      <style:text-properties fo:font-weight="normal" officeooo:rsid="00120b6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ndo o meu rosto na web</text:p>
      <text:p text:style-name="P1"/>
      <text:p text:style-name="P2">Nome: <text:span text:style-name="T1">fernandorenesto.</text:span><text:span text:style-name="T3">com/</text:span><text:span text:style-name="T4">fernandorenesto.com.br</text:span></text:p>
      <text:p text:style-name="P2"/>
      <text:p text:style-name="P2">Cor:<text:span text:style-name="T1"> Azul, </text:span><text:span text:style-name="T5">Vermelho, </text:span><text:span text:style-name="T7">Verde</text:span><text:span text:style-name="T5">,</text:span><text:span text:style-name="T1"> </text:span><text:span text:style-name="T2">branco, preto</text:span></text:p>
      <text:p text:style-name="P4"/>
      <text:p text:style-name="P5">Logo: <text:span text:style-name="T1">F forma</text:span><text:span text:style-name="T6">d</text:span><text:span text:style-name="T1">o por triangulos dentro de um triangulo</text:span>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6M15S</meta:editing-duration>
    <meta:editing-cycles>9</meta:editing-cycles>
    <meta:generator>LibreOffice/5.3.0.3$Windows_x86 LibreOffice_project/7074905676c47b82bbcfbea1aeefc84afe1c50e1</meta:generator>
    <dc:date>2017-03-12T15:53:47.281000000</dc:date>
    <meta:document-statistic meta:table-count="0" meta:image-count="0" meta:object-count="0" meta:page-count="1" meta:paragraph-count="4" meta:word-count="23" meta:character-count="170" meta:non-whitespace-character-count="151"/>
    <meta:user-defined meta:name="Info 1"/>
    <meta:user-defined meta:name="Info 2"/>
    <meta:user-defined meta:name="Info 3"/>
    <meta:user-defined meta:name="Info 4"/>
  </office:meta>
</office:document-meta>
</file>